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color="#222222"/>
    </style:style>
    <style:style style:name="T2" style:parent-style-name="DefaultParagraphFont" style:family="text">
      <style:text-properties style:font-name="Arial" style:font-name-asian="Arial" style:font-name-complex="Arial" fo:color="#222222"/>
    </style:style>
    <style:style style:name="T3" style:parent-style-name="DefaultParagraphFont" style:family="text">
      <style:text-properties style:font-name="Arial" style:font-name-asian="Arial" style:font-name-complex="Arial" fo:color="#222222"/>
    </style:style>
    <style:style style:name="T4" style:parent-style-name="DefaultParagraphFont" style:family="text">
      <style:text-properties style:font-name="Arial" style:font-name-asian="Arial" style:font-name-complex="Arial" fo:color="#222222"/>
    </style:style>
    <style:style style:name="T5" style:parent-style-name="DefaultParagraphFont" style:family="text">
      <style:text-properties style:font-name="Arial" style:font-name-asian="Arial" style:font-name-complex="Arial" fo:color="#222222"/>
    </style:style>
    <style:style style:name="T6" style:parent-style-name="DefaultParagraphFont" style:family="text">
      <style:text-properties style:font-name="Arial" style:font-name-asian="Arial" style:font-name-complex="Arial" fo:color="#222222"/>
    </style:style>
    <style:style style:name="T7" style:parent-style-name="DefaultParagraphFont" style:family="text">
      <style:text-properties style:font-name="Arial" style:font-name-asian="Arial" style:font-name-complex="Arial" fo:color="#222222"/>
    </style:style>
    <style:style style:name="T8" style:parent-style-name="DefaultParagraphFont" style:family="text">
      <style:text-properties style:font-name="Arial" style:font-name-asian="Arial" style:font-name-complex="Arial" fo:color="#222222"/>
    </style:style>
    <style:style style:name="T9" style:parent-style-name="DefaultParagraphFont" style:family="text">
      <style:text-properties style:font-name="Arial" style:font-name-asian="Arial" style:font-name-complex="Arial" fo:color="#222222"/>
    </style:style>
    <style:style style:name="T10" style:parent-style-name="DefaultParagraphFont" style:family="text">
      <style:text-properties style:font-name="Arial" style:font-name-asian="Arial" style:font-name-complex="Arial" fo:color="#222222"/>
    </style:style>
    <style:style style:name="T11" style:parent-style-name="DefaultParagraphFont" style:family="text">
      <style:text-properties style:font-name="Arial" style:font-name-asian="Arial" style:font-name-complex="Arial" fo:color="#222222"/>
    </style:style>
    <style:style style:name="T12" style:parent-style-name="DefaultParagraphFont" style:family="text">
      <style:text-properties style:font-name="Arial" style:font-name-asian="Arial" style:font-name-complex="Arial" fo:color="#222222"/>
    </style:style>
    <style:style style:name="T13" style:parent-style-name="DefaultParagraphFont" style:family="text">
      <style:text-properties style:font-name="Arial" style:font-name-asian="Arial" style:font-name-complex="Arial" fo:color="#222222"/>
    </style:style>
  </office:automatic-styles>
  <office:body>
    <office:text text:use-soft-page-breaks="true">
      <text:p text:style-name="P1">&lt;!DOCTYPE html&gt;</text:p>
      <text:p text:style-name="Normal"><text:span text:style-name="T2">&lt;html&gt;</text:span></text:p>
      <text:p text:style-name="Normal"><text:span text:style-name="T3">&lt;head&gt;</text:span></text:p>
      <text:p text:style-name="Normal"><text:span text:style-name="T4">&lt;title&gt;CleanX Services | Solar Panel Cleaning Lahore&lt;/title&gt;</text:span></text:p>
      <text:p text:style-name="Normal"><text:span text:style-name="T5">&lt;/head&gt;</text:span></text:p>
      <text:p text:style-name="Normal"><text:span text:style-name="T6">&lt;body&gt;</text:span></text:p>
      <text:p text:style-name="Normal"><text:span text:style-name="T7">&lt;h1&gt;CleanX Services&lt;/h1&gt;</text:span></text:p>
      <text:p text:style-name="Normal"><text:span text:style-name="T8">&lt;p&gt;Professional Solar Panel Cleaning in Lahore&lt;/p&gt;</text:span></text:p>
      <text:p text:style-name="Normal"><text:span text:style-name="T9"><text:s/></text:span></text:p>
      <text:p text:style-name="Normal"><text:span text:style-name="T10">&lt;p&gt;📞 0306-6600483&lt;/p&gt;</text:span></text:p>
      <text:p text:style-name="Normal"><text:span text:style-name="T11">&lt;p&gt;WhatsApp: &lt;a href="https://wa.me/923066600483"&gt;Chat Now&lt;/a&gt;&lt;/p&gt;</text:span></text:p>
      <text:p text:style-name="Normal"><text:span text:style-name="T12">&lt;/body&gt;</text:span></text:p>
      <text:p text:style-name="Normal"><text:span text:style-name="T13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gr.usmanali2015@gmail.com</meta:initial-creator>
    <dc:creator>engr.usmanali2015@gmail.com</dc:creator>
    <meta:creation-date>2026-01-20T14:30:00Z</meta:creation-date>
    <dc:date>2026-01-20T14:30:00Z</dc:date>
    <meta:template xlink:href="Normal.dotm" xlink:type="simple"/>
    <meta:editing-cycles>1</meta:editing-cycles>
    <meta:editing-duration>PT0S</meta:editing-duration>
    <meta:document-statistic meta:page-count="1" meta:paragraph-count="1" meta:word-count="43" meta:character-count="289" meta:row-count="2" meta:non-whitespace-character-count="247"/>
  </office:meta>
</office:document-meta>
</file>